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9ab" officeooo:paragraph-rsid="000d89ab"/>
    </style:style>
    <style:style style:name="P2" style:family="paragraph" style:parent-style-name="Standard">
      <style:text-properties officeooo:rsid="000d89ab" officeooo:paragraph-rsid="0010d503"/>
    </style:style>
    <style:style style:name="T1" style:family="text">
      <style:text-properties officeooo:rsid="000f4d05"/>
    </style:style>
    <style:style style:name="T2" style:family="text">
      <style:text-properties officeooo:rsid="0010d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becca Frederick</text:p>
      <text:p text:style-name="P1">EECS 354: Programming Project Part 2.5</text:p>
      <text:p text:style-name="P1">Friday, 25 March 2016</text:p>
      <text:p text:style-name="P1"/>
      <text:p text:style-name="P1">1. <text:span text:style-name="T1">I was my group.</text:span></text:p>
      <text:p text:style-name="P1"/>
      <text:p text:style-name="P1"/>
      <text:p text:style-name="P1">2. <text:span text:style-name="T2">The work was not divided.</text:span></text:p>
      <text:p text:style-name="P1"/>
      <text:p text:style-name="P1">3. <text:span text:style-name="T2">Bottom-up approach.</text:span></text:p>
      <text:p text:style-name="P1"/>
      <text:p text:style-name="P1">4. <text:span text:style-name="T2">Fairly effectively, although the member could have procrastinated less.</text:span></text:p>
      <text:p text:style-name="P1"/>
      <text:p text:style-name="P1">5. <text:span text:style-name="T2">No.</text:span></text:p>
      <text:p text:style-name="P1"/>
      <text:p text:style-name="P1">6. <text:span text:style-name="T2">Yes, although I kept violating my contract with Dr. Racket, which was a negative contribution.</text:span></text:p>
      <text:p text:style-name="P1"/>
      <text:p text:style-name="P1">7. <text:span text:style-name="T1">My goal was to make the interpreter work, and I achieved this goal.</text:span></text:p>
      <text:p text:style-name="P1"/>
      <text:p text:style-name="P2">8. <text:span text:style-name="T2">I learned that 1. coding generally goes more smoothly (and fewer silly errors arise) inversely related</text:span></text:p>
      <text:p text:style-name="P2"><text:span text:style-name="T2">to the level of procrastination, and 2. it is often helpful to map out the assignment with paper and pencil first before immediately turning to the keyboa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07:04:49.988949756</meta:creation-date>
    <dc:date>2016-03-25T07:51:11.267356780</dc:date>
    <meta:editing-duration>PT40S</meta:editing-duration>
    <meta:editing-cycles>1</meta:editing-cycles>
    <meta:document-statistic meta:table-count="0" meta:image-count="0" meta:object-count="0" meta:page-count="1" meta:paragraph-count="12" meta:word-count="112" meta:character-count="653" meta:non-whitespace-character-count="553"/>
    <meta:generator>LibreOffice/4.2.8.2$Linux_X86_64 LibreOffice_project/420m0$Build-2</meta:generator>
  </office:meta>
</office:document-meta>
</file>